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parameter BIT_PER_SECOND<text:tab/><text:tab/><text:tab/><text:tab/><text:tab/>=<text:tab/>12500000;</text:p>
      <text:p text:style-name="Standard"><text:tab/>parameter CLOCK_FREQUENCY<text:tab/><text:tab/><text:tab/><text:tab/><text:tab/>=<text:tab/>50000000;</text:p>
      <text:p text:style-name="Standard"><text:tab/>parameter PACK_LENGTH<text:tab/><text:tab/><text:tab/><text:tab/><text:tab/><text:tab/>=<text:tab/>8;</text:p>
      <text:p text:style-name="Standard"><text:tab/>parameter CPOL<text:tab/><text:tab/><text:tab/><text:tab/><text:tab/><text:tab/><text:tab/>=<text:tab/>1'b0;</text:p>
      <text:p text:style-name="Standard"><text:tab/>parameter CPHA<text:tab/><text:tab/><text:tab/><text:tab/><text:tab/><text:tab/><text:tab/>=<text:tab/>1'b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4S</meta:editing-duration>
    <meta:editing-cycles>3</meta:editing-cycles>
    <meta:generator>OpenOffice/4.1.7$Win32 OpenOffice.org_project/417m1$Build-9800</meta:generator>
    <dc:date>2020-04-06T12:53:23.84</dc:date>
    <meta:document-statistic meta:table-count="0" meta:image-count="0" meta:object-count="0" meta:page-count="1" meta:paragraph-count="5" meta:word-count="20" meta:character-count="173"/>
    <meta:user-defined meta:name="Info 1"/>
    <meta:user-defined meta:name="Info 2"/>
    <meta:user-defined meta:name="Info 3"/>
    <meta:user-defined meta:name="Info 4"/>
  </office:meta>
</office:document-meta>
</file>